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style:font-name="Arial" fo:font-size="8pt" style:font-size-asian="8pt" style:font-size-complex="8pt"/>
    </style:style>
    <style:style style:name="P2" style:family="paragraph" style:parent-style-name="Standard">
      <style:paragraph-properties fo:text-align="center" style:justify-single-word="false"/>
      <style:text-properties style:font-name="Verdana" fo:font-size="11pt" fo:font-weight="bold" style:font-size-asian="11pt" style:font-weight-asian="bold" style:font-size-complex="11pt" style:font-weight-complex="bold"/>
    </style:style>
    <style:style style:name="P3" style:family="paragraph" style:parent-style-name="Standard">
      <style:paragraph-properties fo:text-align="start" style:justify-single-word="false"/>
      <style:text-properties style:font-name="Verdana" fo:font-size="11pt" fo:font-weight="bold" style:font-size-asian="11pt" style:font-weight-asian="bold" style:font-size-complex="11pt" style:font-weight-complex="bold"/>
    </style:style>
    <style:style style:name="P4" style:family="paragraph" style:parent-style-name="Standard">
      <style:paragraph-properties fo:text-align="start" style:justify-single-word="false"/>
      <style:text-properties style:font-name="Verdana" fo:font-size="11pt" style:font-size-asian="11pt" style:font-size-complex="11pt"/>
    </style:style>
    <style:style style:name="P5" style:family="paragraph" style:parent-style-name="Standard">
      <style:paragraph-properties fo:text-align="start" style:justify-single-word="false"/>
      <style:text-properties style:font-name="Verdana" fo:font-size="11pt" fo:font-weight="normal" style:font-size-asian="11pt" style:font-weight-asian="normal" style:font-size-complex="11pt" style:font-weight-complex="normal"/>
    </style:style>
    <style:style style:name="P6" style:family="paragraph" style:parent-style-name="Standard">
      <style:paragraph-properties fo:text-align="start" style:justify-single-word="false"/>
      <style:text-properties style:font-name="Verdana" fo:font-size="11pt"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style:font-name="Verdana" fo:font-size="11pt" fo:font-style="italic" style:font-size-asian="11pt" style:font-style-asian="italic" style:font-name-complex="Arial" style:font-size-complex="11pt" style:font-style-complex="italic"/>
    </style:style>
    <style:style style:name="P9" style:family="paragraph" style:parent-style-name="Standard">
      <style:paragraph-properties fo:text-align="justify" style:justify-single-word="false"/>
      <style:text-properties style:font-name="Verdana" fo:font-size="11pt" style:font-size-asian="11pt" style:font-name-complex="Arial" style:font-size-complex="11pt"/>
    </style:style>
    <style:style style:name="P10" style:family="paragraph" style:parent-style-name="Standard">
      <style:paragraph-properties fo:text-align="justify" style:justify-single-word="false"/>
      <style:text-properties style:font-name="Verdana" fo:font-size="11pt" fo:language="en" fo:country="US" fo:font-style="italic" style:font-size-asian="11pt" style:font-style-asian="italic" style:font-name-complex="Arial" style:font-size-complex="11pt" style:font-style-complex="italic"/>
    </style:style>
    <style:style style:name="P11" style:family="paragraph" style:parent-style-name="Standard">
      <style:paragraph-properties fo:text-align="justify" style:justify-single-word="false"/>
      <style:text-properties style:font-name="Verdana" fo:font-size="11pt" fo:language="en" fo:country="US" style:font-size-asian="11pt" style:font-name-complex="Arial" style:font-size-complex="11pt"/>
    </style:style>
    <style:style style:name="P12" style:family="paragraph" style:parent-style-name="Standard">
      <style:paragraph-properties fo:text-align="start" style:justify-single-word="false" fo:break-before="page"/>
      <style:text-properties style:font-name="Verdana" fo:font-size="11pt" fo:font-weight="bold" style:font-size-asian="11pt" style:font-weight-asian="bold" style:font-size-complex="11pt" style:font-weight-complex="bold"/>
    </style:style>
    <style:style style:name="P13" style:family="paragraph" style:parent-style-name="Standard">
      <style:paragraph-properties fo:text-align="start" style:justify-single-word="false" fo:break-before="page"/>
      <style:text-properties style:font-name="Verdana" fo:font-size="11pt" fo:font-style="normal" fo:font-weight="bold" style:font-size-asian="11pt" style:font-style-asian="normal" style:font-weight-asian="bold" style:font-name-complex="Arial" style:font-size-complex="11pt" style:font-style-complex="normal"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style:font-name="Arial"/>
    </style:style>
    <style:style style:name="T5" style:family="text">
      <style:text-properties style:font-name="Arial" fo:font-size="11pt" style:font-size-asian="11pt" style:font-name-complex="Arial" style:font-size-complex="11pt"/>
    </style:style>
    <style:style style:name="T6" style:family="text">
      <style:text-properties style:font-name="Arial" fo:font-size="11pt" fo:language="en" fo:country="US" style:font-size-asian="11pt" style:font-name-complex="Arial" style:font-size-complex="11pt"/>
    </style:style>
    <style:style style:name="T7" style:family="text">
      <style:text-properties fo:language="en" fo:country="US"/>
    </style:style>
    <style:style style:name="T8" style:family="text">
      <style:text-properties style:font-name="Verdana"/>
    </style:style>
    <style:style style:name="T9" style:family="text">
      <style:text-properties style:font-name="Verdana" fo:font-size="11pt" style:font-size-asian="11pt" style:font-name-complex="Arial" style:font-size-complex="11pt"/>
    </style:style>
    <style:style style:name="T10" style:family="text">
      <style:text-properties style:font-name="Verdana" fo:font-size="11pt" style:font-size-asian="11pt" style:font-size-complex="11pt"/>
    </style:style>
    <style:style style:name="T11" style:family="text">
      <style:text-properties style:font-name="Verdana" fo:font-size="11pt" fo:language="en" fo:country="US" style:font-size-asian="11pt" style:font-name-complex="Arial" style:font-size-complex="11pt"/>
    </style:style>
    <style:style style:name="T12" style:family="text">
      <style:text-properties style:font-name="Verdana" fo:font-size="11pt" fo:language="en" fo:country="US" style:font-size-asian="11pt" style:font-size-complex="11pt"/>
    </style:style>
    <style:style style:name="T13" style:family="text">
      <style:text-properties style:font-name="Verdana" fo:language="en" fo:country="US"/>
    </style:style>
    <style:style style:name="T14" style:family="text">
      <style:text-properties style:font-name="Verdana" fo:language="en" fo:country="US" style:font-name-complex="Arial"/>
    </style:style>
    <style:style style:name="T15" style:family="text">
      <style:text-properties style:font-name="Verdana" style:font-name-complex="Arial"/>
    </style:style>
    <style:style style:name="T16" style:family="text">
      <style:text-properties fo:font-size="11pt" style:font-size-asian="11pt" style:font-name-complex="Arial" style:font-size-complex="11pt"/>
    </style:style>
    <style:style style:name="T17" style:family="text">
      <style:text-properties fo:font-size="11pt" fo:language="en" fo:country="US" style:font-size-asian="11pt" style:font-name-complex="Arial"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Índice</text:p>
      <text:p text:style-name="P2"/>
      <text:p text:style-name="P4"><text:span text:style-name="T3">00.- <text:tab/>Introducción </text:span><text:span text:style-name="T2"><text:tab/><text:tab/><text:tab/><text:tab/><text:tab/><text:tab/><text:tab/><text:tab/><text:tab/></text:span><text:span text:style-name="T3">pág. 00</text:span></text:p>
      <text:p text:style-name="P4"><text:span text:style-name="T3">00.- <text:tab/>Motivación del Proyecto</text:span><text:span text:style-name="T2"> <text:tab/><text:tab/><text:tab/><text:tab/><text:tab/><text:tab/><text:tab/><text:tab/></text:span><text:span text:style-name="T3">pág. 00</text:span></text:p>
      <text:p text:style-name="P4"><text:span text:style-name="T3">00.- <text:tab/>Breve reseña de Clustering</text:span><text:span text:style-name="T2"><text:tab/><text:tab/><text:tab/><text:tab/><text:tab/><text:tab/><text:tab/></text:span><text:span text:style-name="T3">pág. 00</text:span></text:p>
      <text:p text:style-name="P4"><text:span text:style-name="T3">00.- <text:tab/>Breve reseña de JBoss y Terracotta</text:span><text:span text:style-name="T2"> <text:tab/><text:tab/><text:tab/><text:tab/><text:tab/><text:tab/></text:span><text:span text:style-name="T3">pág. 00</text:span></text:p>
      <text:p text:style-name="P4"><text:span text:style-name="T3">00.- <text:tab/>Aplicación web de ejemplo</text:span><text:span text:style-name="T2"><text:tab/><text:tab/><text:tab/><text:tab/><text:tab/><text:tab/><text:tab/></text:span><text:span text:style-name="T3">pág. 00</text:span></text:p>
      <text:p text:style-name="P4"><text:span text:style-name="T3">00.- <text:tab/>Arquitectura del Sistema</text:span><text:span text:style-name="T2"> <text:tab/><text:tab/><text:tab/><text:tab/><text:tab/><text:tab/><text:tab/><text:tab/></text:span><text:span text:style-name="T3">pág. 00</text:span></text:p>
      <text:p text:style-name="P4"><text:span text:style-name="T3">00.- <text:tab/>Tecnología </text:span><text:span text:style-name="T2"><text:tab/><text:tab/><text:tab/><text:tab/><text:tab/><text:tab/><text:tab/><text:tab/><text:tab/><text:tab/></text:span><text:span text:style-name="T3">pág. 00</text:span></text:p>
      <text:p text:style-name="P4"><text:span text:style-name="T3">00.- <text:tab/>Funcionalidad </text:span><text:span text:style-name="T2"><text:tab/><text:tab/><text:tab/><text:tab/><text:tab/><text:tab/><text:tab/><text:tab/><text:tab/></text:span><text:span text:style-name="T3">pág. 00</text:span></text:p>
      <text:p text:style-name="P5">[acá seguramente falta algo antes de Calendario]</text:p>
      <text:p text:style-name="P4"><text:span text:style-name="T3">00.- <text:tab/>Calendario </text:span><text:span text:style-name="T2"><text:tab/><text:tab/><text:tab/><text:tab/><text:tab/><text:tab/><text:tab/><text:tab/><text:tab/><text:tab/></text:span><text:span text:style-name="T3">pág. 00</text:span></text:p>
      <text:p text:style-name="P4"><text:span text:style-name="T3">00.- <text:tab/>Finalización </text:span><text:span text:style-name="T2"><text:tab/><text:tab/><text:tab/><text:tab/><text:tab/><text:tab/><text:tab/><text:tab/><text:tab/><text:tab/></text:span><text:span text:style-name="T3">pág. 00</text:span></text:p>
      <text:p text:style-name="P4"><text:span text:style-name="T3">00.- <text:tab/>Plan de Comunicación</text:span><text:span text:style-name="T2"><text:tab/><text:tab/><text:tab/><text:tab/><text:tab/><text:tab/><text:tab/><text:tab/></text:span><text:span text:style-name="T3">Pág. 00</text:span></text:p>
      <text:p text:style-name="P4"><text:span text:style-name="T3">00.- <text:tab/>Referencias</text:span><text:span text:style-name="T2"><text:tab/><text:tab/><text:tab/><text:tab/><text:tab/><text:tab/><text:tab/><text:tab/><text:tab/><text:tab/></text:span><text:span text:style-name="T3">Pág. 00</text:span></text:p>
      <text:p text:style-name="P4"><text:span text:style-name="T3"/></text:p>
      <text:p text:style-name="P12">00.-<text:tab/>Introducción</text:p>
      <text:p text:style-name="P5"/>
      <text:p text:style-name="P5"><text:tab/>El propósito del presente Trabajo Profesional, es investigar cómo se estructura, configura, administra y despliega un entorno productivo con soporte de Clustering. Particularmente, se desea investigar lo que ofrecen las herramientas Terracotta y JBoss a este respecto.</text:p>
      <text:p text:style-name="P5"/>
      <text:p text:style-name="P5"><text:tab/>El citado entorno será evaluado y validado mediante la interacción con una aplicación web de prueba, con la que se pretende usufructuar los beneficios de alta disponibilidad, escalabilidad, y alto desempeño que debería ofrecer el entorno, independientemente de que se lo implemente con Terracotta o JBoss.</text:p>
      <text:p text:style-name="P5"/>
      <text:p text:style-name="P5"><text:tab/>La aplicación web será en esencia la misma al probar el entorno montado con JBoss como el entorno montado con Terracotta, con mínimas variaciones para que se adapte a las distintas estructuras. La funcionalidad siempre será la misma.</text:p>
      <text:p text:style-name="P5"/>
      <text:p text:style-name="P5"><text:tab/>El proyecto será desarrollado tal como implica la tecnología ya mencionada, con software open source: lenguaje de programación Java, entorno de desarrollo Eclipse, servidor Jboss, Terracotta, entre otros.</text:p>
      <text:p text:style-name="P5"/>
      <text:p text:style-name="P4"><text:span text:style-name="T3"/></text:p>
      <text:p text:style-name="P12">00.- <text:tab/>Motivación del Proyecto</text:p>
      <text:p text:style-name="P4"><text:span text:style-name="T3"/></text:p>
      <text:p text:style-name="P4"><text:span text:style-name="T3"><text:tab/>A medida que van apareciendo más aplicaciones web integrales que resuelven cada vez más y más aspectos del negocio que abarcan, más se va dependiendo de dichas soluciones, y más impacto tienen las caídas de los sistemas. Por lo cual, solamente tener una muy buena aplicación web, algo para nada fácil de lograr por cierto, es solo una parte del desafío si se quiere desarrollar una aplicación realmente exitosa.</text:span></text:p>
      <text:p text:style-name="P4"><text:span text:style-name="T3"/></text:p>
      <text:p text:style-name="P4"><text:span text:style-name="T3"><text:tab/>Una de las soluciones posibles para intentar que las aplicaciones estén online prácticamente bajo cualquier condición, y particularmente la solución que nos interesa, es implementar Clustering en el entorno productivo de la aplicación.</text:span></text:p>
      <text:p text:style-name="P4"><text:span text:style-name="T3"/></text:p>
      <text:p text:style-name="P4"><text:span text:style-name="T3"><text:tab/></text:span></text:p>
      <text:p text:style-name="P12">00.- <text:tab/>Breve reseña de Clustering</text:p>
      <text:p text:style-name="P4"><text:span text:style-name="T3"/></text:p>
      <text:p text:style-name="P12">00.- <text:tab/>Breve reseña de JBoss y Terracotta</text:p>
      <text:p text:style-name="P3"/>
      <text:p text:style-name="P6"><text:tab/>JBoss</text:p>
      <text:p text:style-name="P6"/>
      <text:p text:style-name="P6"><text:tab/>Terracotta</text:p>
      <text:p text:style-name="P5"/>
      <text:p text:style-name="P12">00.- <text:tab/>Aplicación web de ejemplo</text:p>
      <text:p text:style-name="P5"/>
      <text:p text:style-name="P5"><text:tab/>La Aplicación Web que se considera para efectuar el análisis propuesto en el presente trabajo, es una aplicación administrativa para recibir trabajos y evaluar el desempeño académico de los alumnos de un instituto educativo de gran tamaño.</text:p>
      <text:p text:style-name="P5"></text:p>
      <text:p text:style-name="P5"><text:tab/>El escenario que se considera es el siguiente:</text:p>
      <text:p text:style-name="P5"></text:p>
      <text:p text:style-name="P5"><text:tab/>1.-<text:tab/>Se provee un usuario del sistema a cada uno de los alumnos y a cada uno de los profesores, quienes luego incorporan su contraseña privada de acceso.</text:p>
      <text:p text:style-name="P5"><text:tab/>2.-<text:tab/>Todos los alumnos están obligados, periódicamente, a incorporar al sistema todos los trabajos prácticos que van realizando a medida que transcurre el ciclo lectivo, junto con otra información pertinente que permite clasificar los trabajos prácticos de manera correcta.</text:p>
      <text:p text:style-name="P5"><text:tab/>3.-<text:tab/>En el instituto hay una gran cantidad de alumnos, y se espera que en la mayor parte de las materias se les solicite muchos trabajos prácticos, los cuales pueden llegar a ser considerablemente grandes. El uso diario del sistema es muy exigente, ya que todos los días existe un muy alto tráfico de trabajos, considerando todas las materias en todos los distintos niveles educativos que ofrece la institución.</text:p>
      <text:p text:style-name="P5"><text:tab/>4.-<text:tab/>Los profesores deben estar constantemente evaluando el material cargado, ya que necesitan dicho material para determinar la condición de regularidad de los alumnos, para calificar los trabajos prácticos, y para que a fin de año se puedan obtener estadísticas generales del desempeño del alumnado. Los profesores deben terminar sus evaluaciones, ya sea de los trabajos o la general a fin de año, en determinadas fechas. Por lo cual cabe señalar que todos los días, algunos profesores deben obligatoriamente tener preparadas ciertas evaluaciones.</text:p>
      <text:p text:style-name="P5"><text:tab/>5.-<text:tab/>El sistema debe estar siempre disponible, ya que si así no lo hiciera, los alumnos se verían impedidos de entregar a tiempo sus trabajos, lo que pondría en peligro su regularidad, al mismo tiempo que gran cantidad de profesores se verían impedidos de terminar sus evaluaciones a tiempo. El sistema debe ser escalable porque la dirigencia del instituto planea seguir expandiendo sus actividades, lo cual indefectiblemente hará crecer la aplicación y creará más presión sobre los servidores. El sistema debe mostrar un altísimo desempeño, para poder sobrellevar que muchos alumnos incorporen sus trabajos al mismo tiempo, <text:s/>muchos profesores los consulten al mismo tiempo, <text:s/>que mientras que los alumnos cargan, los profesores evalúen, etc.</text:p>
      <text:p text:style-name="P5"></text:p>
      <text:p text:style-name="P5"><text:tab/>Se propone para el presente trabajo profesional, considerar la implementación de una primera versión mínima del sistema explicado, que permita a los alumnos cargar un mínimo de información, que permita a los profesores hacer una evaluación mínima de dicha información, y que permita en el futuro incorporar nuevos módulos como ser el módulo de las estadísticas generales. Esta implementación debe necesariamente cumplir con los requisitos no funcionales de escalabilidad, desempeño, y disponibilidad.</text:p>
      <text:p text:style-name="P5"/>
      <text:p text:style-name="P13">00.- <text:tab/>Referencias</text:p>
      <text:p text:style-name="P8"/>
      <text:p text:style-name="P8">Terracotta:</text:p>
      <text:p text:style-name="P7"><text:span text:style-name="T9"><text:tab/></text:span><text:a xlink:type="simple" xlink:href="http://www.terracotta.org/"><text:span text:style-name="Internet_20_link"><text:span text:style-name="T10">http://www.terracotta.org/</text:span></text:span></text:a></text:p>
      <text:p text:style-name="P9"/>
      <text:p text:style-name="P8">Tomcat:</text:p>
      <text:p text:style-name="P7"><text:span text:style-name="T9"><text:tab/></text:span><text:a xlink:type="simple" xlink:href="http://tomcat.apache.org/"><text:span text:style-name="Internet_20_link"><text:span text:style-name="T10">http://tomcat.apache.org/</text:span></text:span></text:a></text:p>
      <text:p text:style-name="P9"/>
      <text:p text:style-name="P10">Jboss:</text:p>
      <text:p text:style-name="P7"><text:span text:style-name="T11"><text:tab/></text:span><text:a xlink:type="simple" xlink:href="http://jboss.org/"><text:span text:style-name="Internet_20_link"><text:span text:style-name="T10">http://jboss.org/</text:span></text:span></text:a></text:p>
      <text:p text:style-name="P11"/>
      <text:p text:style-name="P10">Sesiones Web:</text:p>
      <text:p text:style-name="P7"><text:span text:style-name="T12"><text:tab/></text:span><text:a xlink:type="simple" xlink:href="http://www.terracotta.org/web-sessions/?was-expanded=web-sessions-submenu" office:target-frame-name="_blank" xlink:show="new"><text:span text:style-name="Internet_20_link"><text:span text:style-name="T10">http://www.terracotta.org/web-sessions/?was-expanded=web-sessions-submenu</text:span></text:span></text:a><text:span text:style-name="T12"><text:line-break/></text:span></text:p>
      <text:p text:style-name="P8">Cache distribuida:</text:p>
      <text:p text:style-name="P7"><text:span text:style-name="T9"><text:tab/></text:span><text:a xlink:type="simple" xlink:href="http://www.terracotta.org/ehcache/ehcache-dx" office:target-frame-name="_blank" xlink:show="new"><text:span text:style-name="Internet_20_link"><text:span text:style-name="T10">http://www.terracotta.org/ehcache/ehcache-dx</text:span></text:span></text:a><text:span text:style-name="T9"><text:line-break/><text:tab/></text:span><text:a xlink:type="simple" xlink:href="http://jboss.org/jbosscache" office:target-frame-name="_blank" xlink:show="new"><text:span text:style-name="Internet_20_link"><text:span text:style-name="T10">http://jboss.org/jbosscache</text:span></text:span></text:a></text:p>
      <text:p text:style-name="P9"/>
      <text:p text:style-name="P8">Clusterización:</text:p>
      <text:p text:style-name="P7"><text:span text:style-name="T9"><text:tab/></text:span><text:a xlink:type="simple" xlink:href="http://docs.jboss.org/jbossas/jboss4guide/r4/html/cluster.chapt.html" office:target-frame-name="_blank" xlink:show="new"><text:span text:style-name="Internet_20_link"><text:span text:style-name="T10">http://docs.jboss.org/jbossas/jboss4guide/r4/html/cluster.chapt.html</text:span></text:span></text:a></text:p>
      <text:p text:style-name="P5"><text:span text:style-name="T8"><text:tab/></text:span><text:a xlink:type="simple" xlink:href="http://www.terracotta.org/platform/how-terracotta-works"><text:span text:style-name="Internet_20_link"><text:span text:style-name="T8">http://www.terracotta.org/platform/how-terracotta-works</text:span></text:span></text:a><text:span text:style-name="T8"> y <text:tab/></text:span><text:a xlink:type="simple" xlink:href="http://www.terracotta.org/platform/platform-concepts"><text:span text:style-name="Internet_20_link"><text:span text:style-name="T8">http://www.terracotta.org/platform/platform-concepts</text:span></text:span></text:a><text:span text:style-name="T8"><text:line-break/><text:tab/></text:span><text:a xlink:type="simple" xlink:href="http://www.terracotta.org/platform/hello-clustered-world"><text:span text:style-name="Internet_20_link"><text:span text:style-name="T8">http://www.terracotta.org/platform/hello-clustered-world</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Qin – Cluster – Propuesta de Trabajo Profesional – Barrabino, Diego 80183 – Moreyra, Martín 84394<text:tab/><text:page-number text:select-page="current">7</text:page-number> de <text:page-count>7</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04T01:18:22</meta:creation-date>
    <meta:generator>OpenOffice.org/3.2$Linux OpenOffice.org_project/320m12$Build-9483</meta:generator>
    <dc:date>2010-10-12T04:36:10</dc:date>
    <meta:editing-duration>PT00H59M41S</meta:editing-duration>
    <meta:editing-cycles>48</meta:editing-cycles>
    <meta:document-statistic meta:table-count="0" meta:image-count="0" meta:object-count="0" meta:page-count="7" meta:paragraph-count="54" meta:word-count="839" meta:character-count="5944"/>
  </office:meta>
</office:document-meta>
</file>